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style:text-underline-style="solid" style:text-underline-width="bold" style:text-underline-color="font-color" fo:font-weight="bold" officeooo:rsid="0006f166" officeooo:paragraph-rsid="0006f166" style:font-weight-asian="bold" style:font-weight-complex="bold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text-properties style:font-name="Times New Roman" style:text-underline-style="none" fo:font-weight="normal" officeooo:rsid="0006f166" officeooo:paragraph-rsid="0006f16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:</text:p>
      <text:p text:style-name="P1"/>
      <text:p text:style-name="P2">class Display{</text:p>
      <text:p text:style-name="P2"><text:s text:c="4"/>public synchronized void print(String msg){</text:p>
      <text:p text:style-name="P2"><text:s text:c="8"/>System.out.println("{\n" + msg);</text:p>
      <text:p text:style-name="P2"><text:s text:c="8"/>try{</text:p>
      <text:p text:style-name="P2"><text:s text:c="12"/>Thread.sleep(1000);</text:p>
      <text:p text:style-name="P2"><text:s text:c="8"/>}</text:p>
      <text:p text:style-name="P2"><text:s text:c="8"/>catch(Exception e){</text:p>
      <text:p text:style-name="P2"><text:s text:c="12"/>System.out.println(e.getMessage());</text:p>
      <text:p text:style-name="P2"><text:s text:c="8"/>}</text:p>
      <text:p text:style-name="P2"><text:s text:c="8"/>System.out.println("}");</text:p>
      <text:p text:style-name="P2"><text:s text:c="4"/>}</text:p>
      <text:p text:style-name="P2">}</text:p>
      <text:p text:style-name="P2">class SyncThread extends Thread{</text:p>
      <text:p text:style-name="P2"><text:s text:c="4"/>private Display d;</text:p>
      <text:p text:style-name="P2"><text:s text:c="4"/>private String msg;</text:p>
      <text:p text:style-name="P2"><text:s text:c="4"/>public SyncThread(Display d, String msg){</text:p>
      <text:p text:style-name="P2"><text:s text:c="8"/>this.d=d;</text:p>
      <text:p text:style-name="P2"><text:s text:c="8"/>this.msg=msg;</text:p>
      <text:p text:style-name="P2"><text:s text:c="4"/>}</text:p>
      <text:p text:style-name="P2"><text:s text:c="4"/>public void run(){</text:p>
      <text:p text:style-name="P2"><text:s text:c="8"/>d.print(msg);</text:p>
      <text:p text:style-name="P2"><text:s text:c="4"/>}</text:p>
      <text:p text:style-name="P2">}</text:p>
      <text:p text:style-name="P2">class thread_sync{</text:p>
      <text:p text:style-name="P2"><text:s text:c="4"/>public static void main(String args[]){</text:p>
      <text:p text:style-name="P2"><text:s text:c="8"/>Display d=new Display();</text:p>
      <text:p text:style-name="P2"><text:s text:c="8"/>SyncThread t1=new SyncThread(d,"Hello");</text:p>
      <text:p text:style-name="P2"><text:s text:c="8"/>SyncThread t2=new SyncThread(d,"World");</text:p>
      <text:p text:style-name="P2"><text:s text:c="8"/>t1.start();</text:p>
      <text:p text:style-name="P2"><text:s text:c="8"/>t2.start();</text:p>
      <text:p text:style-name="P2"><text:s text:c="4"/>}</text:p>
      <text:p text:style-name="P2">}</text:p>
      <text:p text:style-name="P2"/>
      <text:p text:style-name="P1">OUTPUT:</text:p>
      <text:p text:style-name="P1"/>
      <text:p text:style-name="P3">{</text:p>
      <text:p text:style-name="P3">Hello</text:p>
      <text:p text:style-name="P3">}</text:p>
      <text:p text:style-name="P3">{</text:p>
      <text:p text:style-name="P3">World</text:p>
      <text:p text:style-name="P3">}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17:34:17.976000000</meta:creation-date>
    <dc:date>2022-02-22T19:11:43.526000000</dc:date>
    <meta:editing-duration>PT24M53S</meta:editing-duration>
    <meta:editing-cycles>9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40" meta:word-count="72" meta:character-count="750" meta:non-whitespace-character-count="542"/>
  </office:meta>
</office:document-meta>
</file>